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-bf" table:style-name="ta1">
        <table:shapes>
          <draw:frame draw:z-index="0" draw:style-name="gr1" draw:text-style-name="P1" svg:width="18.507cm" svg:height="10.837cm" svg:x="38.165cm" svg:y="0cm">
            <draw:object draw:notify-on-update-of-ranges="'test-bf'.A1:'test-bf'.A79 'test-bf'.B1:'test-bf'.B79 'test-bf'.A1:'test-bf'.A79 'test-bf'.D1:'test-bf'.D79 'test-bf'.A1:'test-bf'.A79 'test-bf'.I1:'test-bf'.I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501cm" svg:height="10.652cm" svg:x="38.268cm" svg:y="11.22cm">
            <draw:object draw:notify-on-update-of-ranges="'test-bf'.A1:'test-bf'.A79 'test-bf'.C1:'test-bf'.C79 'test-bf'.A1:'test-bf'.A79 'test-bf'.E1:'test-bf'.E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float" office:value="0.0147202014923096" calcext:value-type="float">
            <text:p>0,014720201492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0.166340827941895" calcext:value-type="float">
            <text:p>0,1663408279418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0.318585157394409" calcext:value-type="float">
            <text:p>0,3185851573944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0.46574878692627" calcext:value-type="float">
            <text:p>0,465748786926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0.614563226699829" calcext:value-type="float">
            <text:p>0,6145632266998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0.784374952316284" calcext:value-type="float">
            <text:p>0,7843749523162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0.921220302581787" calcext:value-type="float">
            <text:p>0,9212203025817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.06825995445251" calcext:value-type="float">
            <text:p>1,068259954452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.21917057037354" calcext:value-type="float">
            <text:p>1,21917057037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.36727571487427" calcext:value-type="float">
            <text:p>1,367275714874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.51943564414978" calcext:value-type="float">
            <text:p>1,51943564414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.66921019554138" calcext:value-type="float">
            <text:p>1,66921019554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.82478213310242" calcext:value-type="float">
            <text:p>1,824782133102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.97528076171875" calcext:value-type="float">
            <text:p>1,97528076171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2.12591791152954" calcext:value-type="float">
            <text:p>2,125917911529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2.27757883071899" calcext:value-type="float">
            <text:p>2,277578830718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2.42288255691528" calcext:value-type="float">
            <text:p>2,422882556915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2.57628440856934" calcext:value-type="float">
            <text:p>2,576284408569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2.73338532447815" calcext:value-type="float">
            <text:p>2,733385324478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2.92964172363281" calcext:value-type="float">
            <text:p>2,929641723632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3.02853536605835" calcext:value-type="float">
            <text:p>3,028535366058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3.19034481048584" calcext:value-type="float">
            <text:p>3,190344810485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3.32749009132385" calcext:value-type="float">
            <text:p>3,327490091323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3.48741412162781" calcext:value-type="float">
            <text:p>3,487414121627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3.64386892318726" calcext:value-type="float">
            <text:p>3,643868923187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4.1831796169281" calcext:value-type="float">
            <text:p>4,18317961692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4.28008890151978" calcext:value-type="float">
            <text:p>4,28008890151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4.39731240272522" calcext:value-type="float">
            <text:p>4,397312402725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4.62965178489685" calcext:value-type="float">
            <text:p>4,629651784896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4.70825719833374" calcext:value-type="float">
            <text:p>4,70825719833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17363560032317" calcext:value-type="float">
            <text:p>0,008173635600323</text:p>
          </table:table-cell>
          <table:table-cell office:value-type="float" office:value="0.0326945424012927" calcext:value-type="float">
            <text:p>0,032694542401293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4.83575487136841" calcext:value-type="float">
            <text:p>4,83575487136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5904367927502" calcext:value-type="float">
            <text:p>0,05559043679275</text:p>
          </table:table-cell>
          <table:table-cell office:value-type="float" office:value="0.246186220082179" calcext:value-type="float">
            <text:p>0,246186220082179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4.98937296867371" calcext:value-type="float">
            <text:p>4,98937296867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78758778209026" calcext:value-type="float">
            <text:p>0,097875877820903</text:p>
          </table:table-cell>
          <table:table-cell office:value-type="float" office:value="0.342565572373159" calcext:value-type="float">
            <text:p>0,342565572373159</text:p>
          </table:table-cell>
          <table:table-cell/>
          <table:table-cell office:value-type="string" calcext:value-type="string">
            <text:p>g=</text:p>
          </table:table-cell>
          <table:table-cell table:formula="of:=AVERAGE([.D35:.D57])" office:value-type="float" office:value="0.222982761822043" calcext:value-type="float">
            <text:p>0,222982761822043</text:p>
          </table:table-cell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5.13769674301147" calcext:value-type="float">
            <text:p>5,13769674301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2656033398864" calcext:value-type="float">
            <text:p>0,172656033398864</text:p>
          </table:table-cell>
          <table:table-cell office:value-type="float" office:value="0.361008069833988" calcext:value-type="float">
            <text:p>0,361008069833988</text:p>
          </table:table-cell>
          <table:table-cell/>
          <table:table-cell office:value-type="string" calcext:value-type="string">
            <text:p>d=</text:p>
          </table:table-cell>
          <table:table-cell table:formula="of:=AVERAGE([.E32:.E57])" office:value-type="float" office:value="0.365554065402172" calcext:value-type="float">
            <text:p>0,365554065402172</text:p>
          </table:table-cell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5.28907680511475" calcext:value-type="float">
            <text:p>5,28907680511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2798666409079" calcext:value-type="float">
            <text:p>0,202798666409079</text:p>
          </table:table-cell>
          <table:table-cell office:value-type="float" office:value="0.335397794445785" calcext:value-type="float">
            <text:p>0,335397794445785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5.43926405906677" calcext:value-type="float">
            <text:p>5,43926405906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881144456621" calcext:value-type="float">
            <text:p>0,20881144456621</text:p>
          </table:table-cell>
          <table:table-cell office:value-type="float" office:value="0.350504924807567" calcext:value-type="float">
            <text:p>0,350504924807567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5.59145927429199" calcext:value-type="float">
            <text:p>5,59145927429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3721756175673" calcext:value-type="float">
            <text:p>0,233721756175673</text:p>
          </table:table-cell>
          <table:table-cell office:value-type="float" office:value="0.373954809881077" calcext:value-type="float">
            <text:p>0,373954809881077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5.73864459991455" calcext:value-type="float">
            <text:p>5,73864459991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7833253826174" calcext:value-type="float">
            <text:p>0,267833253826174</text:p>
          </table:table-cell>
          <table:table-cell office:value-type="float" office:value="0.451968615831668" calcext:value-type="float">
            <text:p>0,451968615831668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5.90352368354797" calcext:value-type="float">
            <text:p>5,90352368354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2431691657179" calcext:value-type="float">
            <text:p>0,202431691657179</text:p>
          </table:table-cell>
          <table:table-cell office:value-type="float" office:value="0.365934211841824" calcext:value-type="float">
            <text:p>0,365934211841824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6.07259559631348" calcext:value-type="float">
            <text:p>6,07259559631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0186180792313" calcext:value-type="float">
            <text:p>0,230186180792313</text:p>
          </table:table-cell>
          <table:table-cell office:value-type="float" office:value="0.412747634524147" calcext:value-type="float">
            <text:p>0,412747634524147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6.19364404678345" calcext:value-type="float">
            <text:p>6,19364404678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5373539067397" calcext:value-type="float">
            <text:p>0,195373539067397</text:p>
          </table:table-cell>
          <table:table-cell office:value-type="float" office:value="0.360689610585963" calcext:value-type="float">
            <text:p>0,360689610585963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6.34356141090393" calcext:value-type="float">
            <text:p>6,34356141090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5894231342799" calcext:value-type="float">
            <text:p>0,215894231342799</text:p>
          </table:table-cell>
          <table:table-cell office:value-type="float" office:value="0.36781980154699" calcext:value-type="float">
            <text:p>0,36781980154699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6.49545240402222" calcext:value-type="float">
            <text:p>6,49545240402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1609690651124" calcext:value-type="float">
            <text:p>0,231609690651124</text:p>
          </table:table-cell>
          <table:table-cell office:value-type="float" office:value="0.407313593903701" calcext:value-type="float">
            <text:p>0,407313593903701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6.64512062072754" calcext:value-type="float">
            <text:p>6,64512062072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184155931141" calcext:value-type="float">
            <text:p>0,22184155931141</text:p>
          </table:table-cell>
          <table:table-cell office:value-type="float" office:value="0.348608164632216" calcext:value-type="float">
            <text:p>0,348608164632216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6.79717993736267" calcext:value-type="float">
            <text:p>6,79717993736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7262295145997" calcext:value-type="float">
            <text:p>0,217262295145997</text:p>
          </table:table-cell>
          <table:table-cell office:value-type="float" office:value="0.337131147640339" calcext:value-type="float">
            <text:p>0,337131147640339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6.94457697868347" calcext:value-type="float">
            <text:p>6,94457697868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1668267293821" calcext:value-type="float">
            <text:p>0,241668267293821</text:p>
          </table:table-cell>
          <table:table-cell office:value-type="float" office:value="0.375928415790388" calcext:value-type="float">
            <text:p>0,375928415790388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7.10084390640259" calcext:value-type="float">
            <text:p>7,10084390640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1945827333006" calcext:value-type="float">
            <text:p>0,221945827333006</text:p>
          </table:table-cell>
          <table:table-cell office:value-type="float" office:value="0.356698651070902" calcext:value-type="float">
            <text:p>0,356698651070902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7.24687719345093" calcext:value-type="float">
            <text:p>7,246877193450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6548043852418" calcext:value-type="float">
            <text:p>0,196548043852418</text:p>
          </table:table-cell>
          <table:table-cell office:value-type="float" office:value="0.327580073087363" calcext:value-type="float">
            <text:p>0,327580073087363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7.39925408363342" calcext:value-type="float">
            <text:p>7,39925408363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1803406218413" calcext:value-type="float">
            <text:p>0,211803406218413</text:p>
          </table:table-cell>
          <table:table-cell office:value-type="float" office:value="0.368694818232053" calcext:value-type="float">
            <text:p>0,368694818232053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7.54954290390015" calcext:value-type="float">
            <text:p>7,54954290390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089589375135" calcext:value-type="float">
            <text:p>0,25089589375135</text:p>
          </table:table-cell>
          <table:table-cell office:value-type="float" office:value="0.421146678796909" calcext:value-type="float">
            <text:p>0,421146678796909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7.70006203651428" calcext:value-type="float">
            <text:p>7,70006203651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0499176348999" calcext:value-type="float">
            <text:p>0,220499176348999</text:p>
          </table:table-cell>
          <table:table-cell office:value-type="float" office:value="0.36224864685907" calcext:value-type="float">
            <text:p>0,36224864685907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7.8501079082489" calcext:value-type="float">
            <text:p>7,8501079082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8843869611129" calcext:value-type="float">
            <text:p>0,218843869611129</text:p>
          </table:table-cell>
          <table:table-cell office:value-type="float" office:value="0.382976771819476" calcext:value-type="float">
            <text:p>0,382976771819476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8.00349044799805" calcext:value-type="float">
            <text:p>8,003490447998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0967768700581" calcext:value-type="float">
            <text:p>0,200967768700581</text:p>
          </table:table-cell>
          <table:table-cell office:value-type="float" office:value="0.332369771312499" calcext:value-type="float">
            <text:p>0,332369771312499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8.15218877792358" calcext:value-type="float">
            <text:p>8,15218877792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6039741627385" calcext:value-type="float">
            <text:p>0,216039741627385</text:p>
          </table:table-cell>
          <table:table-cell office:value-type="float" office:value="0.365032666887651" calcext:value-type="float">
            <text:p>0,365032666887651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8.30351114273071" calcext:value-type="float">
            <text:p>8,30351114273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1037723608918" calcext:value-type="float">
            <text:p>0,211037723608918</text:p>
          </table:table-cell>
          <table:table-cell office:value-type="float" office:value="0.365257598553896" calcext:value-type="float">
            <text:p>0,365257598553896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8.4536726474762" calcext:value-type="float">
            <text:p>8,4536726474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1353031867855" calcext:value-type="float">
            <text:p>0,231353031867855</text:p>
          </table:table-cell>
          <table:table-cell office:value-type="float" office:value="0.371817372644766" calcext:value-type="float">
            <text:p>0,371817372644766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8.60454273223877" calcext:value-type="float">
            <text:p>8,60454273223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423343731024" calcext:value-type="float">
            <text:p>0,252423343731024</text:p>
          </table:table-cell>
          <table:table-cell office:value-type="float" office:value="0.339193868138564" calcext:value-type="float">
            <text:p>0,339193868138564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8.76882362365723" calcext:value-type="float">
            <text:p>8,76882362365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611785425803" calcext:value-type="float">
            <text:p>0,229611785425803</text:p>
          </table:table-cell>
          <table:table-cell office:value-type="float" office:value="0.319816415414511" calcext:value-type="float">
            <text:p>0,319816415414511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8.90832829475403" calcext:value-type="float">
            <text:p>8,908328294754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9.055908203125" calcext:value-type="float">
            <text:p>9,0559082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433085351585" calcext:value-type="float">
            <text:p>0,023743308535159</text:p>
          </table:table-cell>
          <table:table-cell office:value-type="float" office:value="0.0316577447135446" calcext:value-type="float">
            <text:p>0,031657744713545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9.2065749168396" calcext:value-type="float">
            <text:p>9,20657491683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9.35881066322327" calcext:value-type="float">
            <text:p>9,358810663223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9.5139365196228" calcext:value-type="float">
            <text:p>9,5139365196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9.66782689094543" calcext:value-type="float">
            <text:p>9,667826890945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9.81446266174316" calcext:value-type="float">
            <text:p>9,814462661743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9.96176934242249" calcext:value-type="float">
            <text:p>9,961769342422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0.1121530532837" calcext:value-type="float">
            <text:p>10,11215305328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0.2625412940979" calcext:value-type="float">
            <text:p>10,2625412940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0.4134600162506" calcext:value-type="float">
            <text:p>10,41346001625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0.5665748119354" calcext:value-type="float">
            <text:p>10,5665748119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0.7155623435974" calcext:value-type="float">
            <text:p>10,7155623435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0.8653900623322" calcext:value-type="float">
            <text:p>10,86539006233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1.0222060680389" calcext:value-type="float">
            <text:p>11,02220606803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1.1657676696777" calcext:value-type="float">
            <text:p>11,16576766967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1.3217763900757" calcext:value-type="float">
            <text:p>11,32177639007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1.4701833724976" calcext:value-type="float">
            <text:p>11,47018337249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1.6198215484619" calcext:value-type="float">
            <text:p>11,61982154846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1.7679517269135" calcext:value-type="float">
            <text:p>11,76795172691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1.9264781475067" calcext:value-type="float">
            <text:p>11,92647814750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  <table:table-row table:style-name="ro1">
          <table:table-cell office:value-type="float" office:value="12.0736861228943" calcext:value-type="float">
            <text:p>12,07368612289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[.$H$32]" office:value-type="float" office:value="0.222982761822043" calcext:value-type="float">
            <text:p>0,222982761822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1:23:17.800045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3T14:04:05.923103510</dc:date>
    <meta:editing-duration>PT2H40M44S</meta:editing-duration>
    <meta:editing-cycles>2</meta:editing-cycles>
    <meta:generator>LibreOffice/6.4.7.2$Linux_X86_64 LibreOffice_project/40$Build-2</meta:generator>
    <meta:document-statistic meta:table-count="1" meta:cell-count="47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08cm" svg:height="10.838cm" xlink:href=".." xlink:type="simple" chart:class="chart:scatter" chart:style-name="ch1">
        <chart:legend chart:legend-position="end" svg:x="15.576cm" svg:y="4.622cm" style:legend-expansion="high" chart:style-name="ch2"/>
        <chart:plot-area chart:style-name="ch3" table:cell-range-address="'test-bf'.A1:'test-bf'.B79 'test-bf'.D1:'test-bf'.D79 'test-bf'.I1:'test-bf'.I79" svg:x="0.37cm" svg:y="0.216cm" svg:width="14.836cm" svg:height="10.406cm">
          <chartooo:coordinate-region svg:x="1.097cm" svg:y="0.416cm" svg:width="13.922cm" svg:height="9.5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-bf'.B1:'test-bf'.B79" chart:class="chart:scatter">
            <chart:domain table:cell-range-address="'test-bf'.A1:'test-bf'.A79"/>
            <chart:data-point chart:repeated="79"/>
          </chart:series>
          <chart:series chart:style-name="ch7" chart:values-cell-range-address="'test-bf'.D1:'test-bf'.D79" chart:class="chart:scatter">
            <chart:data-point chart:repeated="79"/>
          </chart:series>
          <chart:series chart:style-name="ch8" chart:values-cell-range-address="'test-bf'.I1:'test-bf'.I79" chart:class="chart:scatter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D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7202014923096">
                <text:p>0.0147202014923096</text:p>
                <draw:g>
                  <svg:desc>'test-bf'.A1:'test-bf'.A79</svg:desc>
                </draw:g>
              </table:table-cell>
              <table:table-cell office:value-type="float" office:value="0">
                <text:p>0</text:p>
                <draw:g>
                  <svg:desc>'test-bf'.B1:'test-bf'.B79</svg:desc>
                </draw:g>
              </table:table-cell>
              <table:table-cell office:value-type="float" office:value="0">
                <text:p>0</text:p>
                <draw:g>
                  <svg:desc>'test-bf'.D1:'test-bf'.D79</svg:desc>
                </draw:g>
              </table:table-cell>
              <table:table-cell office:value-type="float" office:value="0.222982761822043">
                <text:p>0.222982761822043</text:p>
                <draw:g>
                  <svg:desc>'test-bf'.I1:'test-bf'.I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340827941895">
                <text:p>0.166340827941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8585157394409">
                <text:p>0.318585157394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574878692627">
                <text:p>0.46574878692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4563226699829">
                <text:p>0.614563226699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4374952316284">
                <text:p>0.784374952316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1220302581787">
                <text:p>0.92122030258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825995445251">
                <text:p>1.06825995445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1917057037354">
                <text:p>1.21917057037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6727571487427">
                <text:p>1.36727571487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1943564414978">
                <text:p>1.51943564414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921019554138">
                <text:p>1.66921019554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2478213310242">
                <text:p>1.824782133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7528076171875">
                <text:p>1.9752807617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2591791152954">
                <text:p>2.12591791152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757883071899">
                <text:p>2.27757883071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2288255691528">
                <text:p>2.4228825569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7628440856934">
                <text:p>2.57628440856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3338532447815">
                <text:p>2.73338532447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2964172363281">
                <text:p>2.92964172363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2853536605835">
                <text:p>3.02853536605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9034481048584">
                <text:p>3.19034481048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2749009132385">
                <text:p>3.3274900913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8741412162781">
                <text:p>3.48741412162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4386892318726">
                <text:p>3.64386892318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831796169281">
                <text:p>4.1831796169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8008890151978">
                <text:p>4.28008890151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9731240272522">
                <text:p>4.3973124027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2965178489685">
                <text:p>4.629651784896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0825719833374">
                <text:p>4.70825719833374</text:p>
              </table:table-cell>
              <table:table-cell office:value-type="float" office:value="1">
                <text:p>1</text:p>
              </table:table-cell>
              <table:table-cell office:value-type="float" office:value="0.00817363560032317">
                <text:p>0.00817363560032317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3575487136841">
                <text:p>4.83575487136841</text:p>
              </table:table-cell>
              <table:table-cell office:value-type="float" office:value="1">
                <text:p>1</text:p>
              </table:table-cell>
              <table:table-cell office:value-type="float" office:value="0.0555904367927502">
                <text:p>0.0555904367927502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8937296867371">
                <text:p>4.98937296867371</text:p>
              </table:table-cell>
              <table:table-cell office:value-type="float" office:value="1">
                <text:p>1</text:p>
              </table:table-cell>
              <table:table-cell office:value-type="float" office:value="0.0978758778209026">
                <text:p>0.0978758778209026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3769674301147">
                <text:p>5.13769674301147</text:p>
              </table:table-cell>
              <table:table-cell office:value-type="float" office:value="1">
                <text:p>1</text:p>
              </table:table-cell>
              <table:table-cell office:value-type="float" office:value="0.172656033398864">
                <text:p>0.172656033398864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8907680511475">
                <text:p>5.28907680511475</text:p>
              </table:table-cell>
              <table:table-cell office:value-type="float" office:value="1">
                <text:p>1</text:p>
              </table:table-cell>
              <table:table-cell office:value-type="float" office:value="0.202798666409079">
                <text:p>0.202798666409079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3926405906677">
                <text:p>5.43926405906677</text:p>
              </table:table-cell>
              <table:table-cell office:value-type="float" office:value="1">
                <text:p>1</text:p>
              </table:table-cell>
              <table:table-cell office:value-type="float" office:value="0.20881144456621">
                <text:p>0.20881144456621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9145927429199">
                <text:p>5.59145927429199</text:p>
              </table:table-cell>
              <table:table-cell office:value-type="float" office:value="1">
                <text:p>1</text:p>
              </table:table-cell>
              <table:table-cell office:value-type="float" office:value="0.233721756175673">
                <text:p>0.233721756175673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3864459991455">
                <text:p>5.73864459991455</text:p>
              </table:table-cell>
              <table:table-cell office:value-type="float" office:value="1">
                <text:p>1</text:p>
              </table:table-cell>
              <table:table-cell office:value-type="float" office:value="0.267833253826174">
                <text:p>0.267833253826174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0352368354797">
                <text:p>5.90352368354797</text:p>
              </table:table-cell>
              <table:table-cell office:value-type="float" office:value="1">
                <text:p>1</text:p>
              </table:table-cell>
              <table:table-cell office:value-type="float" office:value="0.202431691657179">
                <text:p>0.202431691657179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7259559631348">
                <text:p>6.07259559631348</text:p>
              </table:table-cell>
              <table:table-cell office:value-type="float" office:value="1">
                <text:p>1</text:p>
              </table:table-cell>
              <table:table-cell office:value-type="float" office:value="0.230186180792313">
                <text:p>0.230186180792313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9364404678345">
                <text:p>6.19364404678345</text:p>
              </table:table-cell>
              <table:table-cell office:value-type="float" office:value="1">
                <text:p>1</text:p>
              </table:table-cell>
              <table:table-cell office:value-type="float" office:value="0.195373539067397">
                <text:p>0.195373539067397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34356141090393">
                <text:p>6.34356141090393</text:p>
              </table:table-cell>
              <table:table-cell office:value-type="float" office:value="1">
                <text:p>1</text:p>
              </table:table-cell>
              <table:table-cell office:value-type="float" office:value="0.215894231342799">
                <text:p>0.215894231342799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49545240402222">
                <text:p>6.49545240402222</text:p>
              </table:table-cell>
              <table:table-cell office:value-type="float" office:value="1">
                <text:p>1</text:p>
              </table:table-cell>
              <table:table-cell office:value-type="float" office:value="0.231609690651124">
                <text:p>0.231609690651124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64512062072754">
                <text:p>6.64512062072754</text:p>
              </table:table-cell>
              <table:table-cell office:value-type="float" office:value="1">
                <text:p>1</text:p>
              </table:table-cell>
              <table:table-cell office:value-type="float" office:value="0.22184155931141">
                <text:p>0.22184155931141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79717993736267">
                <text:p>6.79717993736267</text:p>
              </table:table-cell>
              <table:table-cell office:value-type="float" office:value="1">
                <text:p>1</text:p>
              </table:table-cell>
              <table:table-cell office:value-type="float" office:value="0.217262295145997">
                <text:p>0.217262295145997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4457697868347">
                <text:p>6.94457697868347</text:p>
              </table:table-cell>
              <table:table-cell office:value-type="float" office:value="1">
                <text:p>1</text:p>
              </table:table-cell>
              <table:table-cell office:value-type="float" office:value="0.241668267293821">
                <text:p>0.241668267293821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0084390640259">
                <text:p>7.10084390640259</text:p>
              </table:table-cell>
              <table:table-cell office:value-type="float" office:value="1">
                <text:p>1</text:p>
              </table:table-cell>
              <table:table-cell office:value-type="float" office:value="0.221945827333006">
                <text:p>0.221945827333006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4687719345093">
                <text:p>7.24687719345093</text:p>
              </table:table-cell>
              <table:table-cell office:value-type="float" office:value="1">
                <text:p>1</text:p>
              </table:table-cell>
              <table:table-cell office:value-type="float" office:value="0.196548043852418">
                <text:p>0.196548043852418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9925408363342">
                <text:p>7.39925408363342</text:p>
              </table:table-cell>
              <table:table-cell office:value-type="float" office:value="1">
                <text:p>1</text:p>
              </table:table-cell>
              <table:table-cell office:value-type="float" office:value="0.211803406218413">
                <text:p>0.211803406218413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54954290390015">
                <text:p>7.54954290390015</text:p>
              </table:table-cell>
              <table:table-cell office:value-type="float" office:value="1">
                <text:p>1</text:p>
              </table:table-cell>
              <table:table-cell office:value-type="float" office:value="0.25089589375135">
                <text:p>0.25089589375135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70006203651428">
                <text:p>7.70006203651428</text:p>
              </table:table-cell>
              <table:table-cell office:value-type="float" office:value="1">
                <text:p>1</text:p>
              </table:table-cell>
              <table:table-cell office:value-type="float" office:value="0.220499176348999">
                <text:p>0.220499176348999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501079082489">
                <text:p>7.8501079082489</text:p>
              </table:table-cell>
              <table:table-cell office:value-type="float" office:value="1">
                <text:p>1</text:p>
              </table:table-cell>
              <table:table-cell office:value-type="float" office:value="0.218843869611129">
                <text:p>0.218843869611129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00349044799805">
                <text:p>8.00349044799805</text:p>
              </table:table-cell>
              <table:table-cell office:value-type="float" office:value="1">
                <text:p>1</text:p>
              </table:table-cell>
              <table:table-cell office:value-type="float" office:value="0.200967768700581">
                <text:p>0.200967768700581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15218877792358">
                <text:p>8.15218877792358</text:p>
              </table:table-cell>
              <table:table-cell office:value-type="float" office:value="1">
                <text:p>1</text:p>
              </table:table-cell>
              <table:table-cell office:value-type="float" office:value="0.216039741627385">
                <text:p>0.216039741627385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30351114273071">
                <text:p>8.30351114273071</text:p>
              </table:table-cell>
              <table:table-cell office:value-type="float" office:value="1">
                <text:p>1</text:p>
              </table:table-cell>
              <table:table-cell office:value-type="float" office:value="0.211037723608918">
                <text:p>0.211037723608918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4536726474762">
                <text:p>8.4536726474762</text:p>
              </table:table-cell>
              <table:table-cell office:value-type="float" office:value="1">
                <text:p>1</text:p>
              </table:table-cell>
              <table:table-cell office:value-type="float" office:value="0.231353031867855">
                <text:p>0.231353031867855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0454273223877">
                <text:p>8.60454273223877</text:p>
              </table:table-cell>
              <table:table-cell office:value-type="float" office:value="0">
                <text:p>0</text:p>
              </table:table-cell>
              <table:table-cell office:value-type="float" office:value="0.252423343731024">
                <text:p>0.252423343731024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6882362365723">
                <text:p>8.76882362365723</text:p>
              </table:table-cell>
              <table:table-cell office:value-type="float" office:value="0">
                <text:p>0</text:p>
              </table:table-cell>
              <table:table-cell office:value-type="float" office:value="0.229611785425803">
                <text:p>0.229611785425803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90832829475403">
                <text:p>8.90832829475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055908203125">
                <text:p>9.055908203125</text:p>
              </table:table-cell>
              <table:table-cell office:value-type="float" office:value="0">
                <text:p>0</text:p>
              </table:table-cell>
              <table:table-cell office:value-type="float" office:value="0.0237433085351585">
                <text:p>0.0237433085351585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2065749168396">
                <text:p>9.2065749168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35881066322327">
                <text:p>9.35881066322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5139365196228">
                <text:p>9.5139365196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66782689094543">
                <text:p>9.66782689094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1446266174316">
                <text:p>9.81446266174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6176934242249">
                <text:p>9.9617693424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1121530532837">
                <text:p>10.1121530532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625412940979">
                <text:p>10.2625412940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4134600162506">
                <text:p>10.413460016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5665748119354">
                <text:p>10.5665748119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7155623435974">
                <text:p>10.7155623435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8653900623322">
                <text:p>10.8653900623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0222060680389">
                <text:p>11.0222060680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1657676696777">
                <text:p>11.1657676696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3217763900757">
                <text:p>11.3217763900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4701833724976">
                <text:p>11.4701833724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6198215484619">
                <text:p>11.6198215484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7679517269135">
                <text:p>11.7679517269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9264781475067">
                <text:p>11.9264781475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0736861228943">
                <text:p>12.0736861228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2982761822043">
                <text:p>0.222982761822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02cm" svg:height="10.653cm" xlink:href=".." xlink:type="simple" chart:class="chart:scatter" chart:style-name="ch1">
        <chart:legend chart:legend-position="end" svg:x="15.57cm" svg:y="4.778cm" style:legend-expansion="high" chart:style-name="ch2"/>
        <chart:plot-area chart:style-name="ch3" table:cell-range-address="'test-bf'.A1:'test-bf'.A79 'test-bf'.C1:'test-bf'.C79 'test-bf'.E1:'test-bf'.E79" svg:x="0.37cm" svg:y="0.213cm" svg:width="14.83cm" svg:height="10.227cm">
          <chartooo:coordinate-region svg:x="1.097cm" svg:y="0.413cm" svg:width="13.916cm" svg:height="9.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-bf'.C1:'test-bf'.C79" chart:class="chart:scatter">
            <chart:domain table:cell-range-address="'test-bf'.A1:'test-bf'.A79"/>
            <chart:data-point chart:repeated="79"/>
          </chart:series>
          <chart:series chart:style-name="ch7" chart:values-cell-range-address="'test-bf'.E1:'test-bf'.E79" chart:class="chart:scatte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7202014923096">
                <text:p>0.0147202014923096</text:p>
                <draw:g>
                  <svg:desc>'test-bf'.A1:'test-bf'.A79</svg:desc>
                </draw:g>
              </table:table-cell>
              <table:table-cell office:value-type="float" office:value="0">
                <text:p>0</text:p>
                <draw:g>
                  <svg:desc>'test-bf'.C1:'test-bf'.C79</svg:desc>
                </draw:g>
              </table:table-cell>
              <table:table-cell office:value-type="float" office:value="0">
                <text:p>0</text:p>
                <draw:g>
                  <svg:desc>'test-bf'.E1:'test-bf'.E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340827941895">
                <text:p>0.166340827941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8585157394409">
                <text:p>0.318585157394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574878692627">
                <text:p>0.46574878692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4563226699829">
                <text:p>0.614563226699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4374952316284">
                <text:p>0.784374952316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1220302581787">
                <text:p>0.92122030258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825995445251">
                <text:p>1.06825995445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1917057037354">
                <text:p>1.21917057037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6727571487427">
                <text:p>1.36727571487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1943564414978">
                <text:p>1.51943564414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6921019554138">
                <text:p>1.66921019554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2478213310242">
                <text:p>1.824782133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7528076171875">
                <text:p>1.9752807617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2591791152954">
                <text:p>2.12591791152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757883071899">
                <text:p>2.27757883071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2288255691528">
                <text:p>2.4228825569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7628440856934">
                <text:p>2.57628440856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3338532447815">
                <text:p>2.73338532447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2964172363281">
                <text:p>2.92964172363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2853536605835">
                <text:p>3.02853536605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9034481048584">
                <text:p>3.19034481048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2749009132385">
                <text:p>3.32749009132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8741412162781">
                <text:p>3.48741412162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4386892318726">
                <text:p>3.64386892318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831796169281">
                <text:p>4.1831796169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8008890151978">
                <text:p>4.28008890151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9731240272522">
                <text:p>4.3973124027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2965178489685">
                <text:p>4.629651784896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0825719833374">
                <text:p>4.70825719833374</text:p>
              </table:table-cell>
              <table:table-cell office:value-type="float" office:value="1">
                <text:p>1</text:p>
              </table:table-cell>
              <table:table-cell office:value-type="float" office:value="0.0326945424012927">
                <text:p>0.0326945424012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3575487136841">
                <text:p>4.83575487136841</text:p>
              </table:table-cell>
              <table:table-cell office:value-type="float" office:value="1">
                <text:p>1</text:p>
              </table:table-cell>
              <table:table-cell office:value-type="float" office:value="0.246186220082179">
                <text:p>0.246186220082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8937296867371">
                <text:p>4.98937296867371</text:p>
              </table:table-cell>
              <table:table-cell office:value-type="float" office:value="1">
                <text:p>1</text:p>
              </table:table-cell>
              <table:table-cell office:value-type="float" office:value="0.342565572373159">
                <text:p>0.342565572373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3769674301147">
                <text:p>5.13769674301147</text:p>
              </table:table-cell>
              <table:table-cell office:value-type="float" office:value="1">
                <text:p>1</text:p>
              </table:table-cell>
              <table:table-cell office:value-type="float" office:value="0.361008069833988">
                <text:p>0.3610080698339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8907680511475">
                <text:p>5.28907680511475</text:p>
              </table:table-cell>
              <table:table-cell office:value-type="float" office:value="1">
                <text:p>1</text:p>
              </table:table-cell>
              <table:table-cell office:value-type="float" office:value="0.335397794445785">
                <text:p>0.335397794445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3926405906677">
                <text:p>5.43926405906677</text:p>
              </table:table-cell>
              <table:table-cell office:value-type="float" office:value="1">
                <text:p>1</text:p>
              </table:table-cell>
              <table:table-cell office:value-type="float" office:value="0.350504924807567">
                <text:p>0.350504924807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9145927429199">
                <text:p>5.59145927429199</text:p>
              </table:table-cell>
              <table:table-cell office:value-type="float" office:value="1">
                <text:p>1</text:p>
              </table:table-cell>
              <table:table-cell office:value-type="float" office:value="0.373954809881077">
                <text:p>0.373954809881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3864459991455">
                <text:p>5.73864459991455</text:p>
              </table:table-cell>
              <table:table-cell office:value-type="float" office:value="1">
                <text:p>1</text:p>
              </table:table-cell>
              <table:table-cell office:value-type="float" office:value="0.451968615831668">
                <text:p>0.451968615831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0352368354797">
                <text:p>5.90352368354797</text:p>
              </table:table-cell>
              <table:table-cell office:value-type="float" office:value="1">
                <text:p>1</text:p>
              </table:table-cell>
              <table:table-cell office:value-type="float" office:value="0.365934211841824">
                <text:p>0.365934211841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7259559631348">
                <text:p>6.07259559631348</text:p>
              </table:table-cell>
              <table:table-cell office:value-type="float" office:value="1">
                <text:p>1</text:p>
              </table:table-cell>
              <table:table-cell office:value-type="float" office:value="0.412747634524147">
                <text:p>0.412747634524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9364404678345">
                <text:p>6.19364404678345</text:p>
              </table:table-cell>
              <table:table-cell office:value-type="float" office:value="1">
                <text:p>1</text:p>
              </table:table-cell>
              <table:table-cell office:value-type="float" office:value="0.360689610585963">
                <text:p>0.3606896105859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34356141090393">
                <text:p>6.34356141090393</text:p>
              </table:table-cell>
              <table:table-cell office:value-type="float" office:value="1">
                <text:p>1</text:p>
              </table:table-cell>
              <table:table-cell office:value-type="float" office:value="0.36781980154699">
                <text:p>0.36781980154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49545240402222">
                <text:p>6.49545240402222</text:p>
              </table:table-cell>
              <table:table-cell office:value-type="float" office:value="1">
                <text:p>1</text:p>
              </table:table-cell>
              <table:table-cell office:value-type="float" office:value="0.407313593903701">
                <text:p>0.407313593903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64512062072754">
                <text:p>6.64512062072754</text:p>
              </table:table-cell>
              <table:table-cell office:value-type="float" office:value="1">
                <text:p>1</text:p>
              </table:table-cell>
              <table:table-cell office:value-type="float" office:value="0.348608164632216">
                <text:p>0.348608164632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79717993736267">
                <text:p>6.79717993736267</text:p>
              </table:table-cell>
              <table:table-cell office:value-type="float" office:value="1">
                <text:p>1</text:p>
              </table:table-cell>
              <table:table-cell office:value-type="float" office:value="0.337131147640339">
                <text:p>0.337131147640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4457697868347">
                <text:p>6.94457697868347</text:p>
              </table:table-cell>
              <table:table-cell office:value-type="float" office:value="1">
                <text:p>1</text:p>
              </table:table-cell>
              <table:table-cell office:value-type="float" office:value="0.375928415790388">
                <text:p>0.375928415790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0084390640259">
                <text:p>7.10084390640259</text:p>
              </table:table-cell>
              <table:table-cell office:value-type="float" office:value="1">
                <text:p>1</text:p>
              </table:table-cell>
              <table:table-cell office:value-type="float" office:value="0.356698651070902">
                <text:p>0.356698651070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4687719345093">
                <text:p>7.24687719345093</text:p>
              </table:table-cell>
              <table:table-cell office:value-type="float" office:value="1">
                <text:p>1</text:p>
              </table:table-cell>
              <table:table-cell office:value-type="float" office:value="0.327580073087363">
                <text:p>0.327580073087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9925408363342">
                <text:p>7.39925408363342</text:p>
              </table:table-cell>
              <table:table-cell office:value-type="float" office:value="1">
                <text:p>1</text:p>
              </table:table-cell>
              <table:table-cell office:value-type="float" office:value="0.368694818232053">
                <text:p>0.3686948182320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54954290390015">
                <text:p>7.54954290390015</text:p>
              </table:table-cell>
              <table:table-cell office:value-type="float" office:value="1">
                <text:p>1</text:p>
              </table:table-cell>
              <table:table-cell office:value-type="float" office:value="0.421146678796909">
                <text:p>0.4211466787969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70006203651428">
                <text:p>7.70006203651428</text:p>
              </table:table-cell>
              <table:table-cell office:value-type="float" office:value="1">
                <text:p>1</text:p>
              </table:table-cell>
              <table:table-cell office:value-type="float" office:value="0.36224864685907">
                <text:p>0.362248646859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501079082489">
                <text:p>7.8501079082489</text:p>
              </table:table-cell>
              <table:table-cell office:value-type="float" office:value="1">
                <text:p>1</text:p>
              </table:table-cell>
              <table:table-cell office:value-type="float" office:value="0.382976771819476">
                <text:p>0.382976771819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00349044799805">
                <text:p>8.00349044799805</text:p>
              </table:table-cell>
              <table:table-cell office:value-type="float" office:value="1">
                <text:p>1</text:p>
              </table:table-cell>
              <table:table-cell office:value-type="float" office:value="0.332369771312499">
                <text:p>0.332369771312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15218877792358">
                <text:p>8.15218877792358</text:p>
              </table:table-cell>
              <table:table-cell office:value-type="float" office:value="1">
                <text:p>1</text:p>
              </table:table-cell>
              <table:table-cell office:value-type="float" office:value="0.365032666887651">
                <text:p>0.365032666887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30351114273071">
                <text:p>8.30351114273071</text:p>
              </table:table-cell>
              <table:table-cell office:value-type="float" office:value="1">
                <text:p>1</text:p>
              </table:table-cell>
              <table:table-cell office:value-type="float" office:value="0.365257598553896">
                <text:p>0.365257598553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4536726474762">
                <text:p>8.4536726474762</text:p>
              </table:table-cell>
              <table:table-cell office:value-type="float" office:value="1">
                <text:p>1</text:p>
              </table:table-cell>
              <table:table-cell office:value-type="float" office:value="0.371817372644766">
                <text:p>0.3718173726447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60454273223877">
                <text:p>8.60454273223877</text:p>
              </table:table-cell>
              <table:table-cell office:value-type="float" office:value="0">
                <text:p>0</text:p>
              </table:table-cell>
              <table:table-cell office:value-type="float" office:value="0.339193868138564">
                <text:p>0.3391938681385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6882362365723">
                <text:p>8.76882362365723</text:p>
              </table:table-cell>
              <table:table-cell office:value-type="float" office:value="0">
                <text:p>0</text:p>
              </table:table-cell>
              <table:table-cell office:value-type="float" office:value="0.319816415414511">
                <text:p>0.3198164154145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90832829475403">
                <text:p>8.90832829475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055908203125">
                <text:p>9.055908203125</text:p>
              </table:table-cell>
              <table:table-cell office:value-type="float" office:value="0">
                <text:p>0</text:p>
              </table:table-cell>
              <table:table-cell office:value-type="float" office:value="0.0316577447135446">
                <text:p>0.03165774471354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2065749168396">
                <text:p>9.2065749168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35881066322327">
                <text:p>9.35881066322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5139365196228">
                <text:p>9.5139365196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66782689094543">
                <text:p>9.66782689094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1446266174316">
                <text:p>9.81446266174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6176934242249">
                <text:p>9.9617693424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1121530532837">
                <text:p>10.1121530532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625412940979">
                <text:p>10.2625412940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4134600162506">
                <text:p>10.413460016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5665748119354">
                <text:p>10.5665748119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7155623435974">
                <text:p>10.7155623435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8653900623322">
                <text:p>10.8653900623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0222060680389">
                <text:p>11.0222060680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1657676696777">
                <text:p>11.1657676696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3217763900757">
                <text:p>11.3217763900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4701833724976">
                <text:p>11.4701833724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6198215484619">
                <text:p>11.6198215484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7679517269135">
                <text:p>11.7679517269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9264781475067">
                <text:p>11.9264781475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0736861228943">
                <text:p>12.0736861228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